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Menlo" fo:font-size="11.0pt" fo:color="#000000"/>
    </style:style>
    <style:style style:name="T1" style:family="text">
      <style:text-properties style:font-name="Helvetica" fo:font-size="12.0pt" fo:font-size-asian="12.0pt" fo:font-size-complex="12.0pt" fo:color="#000000"/>
    </style:style>
    <style:style style:name="T2" style:family="text">
      <style:text-properties style:font-name="Menlo" fo:font-size="11.0pt" fo:font-size-asian="11.0pt" fo:font-size-complex="11.0pt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You <text:s/>should have installed the following Python libraries:</text:p>
      <text:p text:style-name="P1">Library=Version</text:p>
      <text:p text:style-name="P2"><text:span text:style-name="T1">tk =</text:span><text:s/>8.6.8</text:p>
      <text:p text:style-name="P1">numpy =<text:span text:style-name="T2">1.17.2</text:span></text:p>
      <text:p text:style-name="P1">matplotlib =<text:span text:style-name="T2">3.1.1 </text:span></text:p>
      <text:p text:style-name="P1">plotly = <text:span text:style-name="T2">4.14.1</text:span></text:p>
      <text:p text:style-name="P1">plotly-orca=<text:span text:style-name="T2">1.3.1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5</meta:generator>
  </office:meta>
</office:document-meta>
</file>